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1a497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paragraph-rsid="001a4970"/>
    </style:style>
    <style:style style:name="P4" style:family="paragraph" style:parent-style-name="Table_20_Contents">
      <style:paragraph-properties fo:text-align="center" style:justify-single-word="false"/>
      <style:text-properties fo:color="#000000" fo:font-weight="bold" officeooo:rsid="001a4970" officeooo:paragraph-rsid="001a497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fo:font-weight="bold" officeooo:paragraph-rsid="001a497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1a4970" officeooo:paragraph-rsid="001a4970"/>
    </style:style>
    <style:style style:name="P8" style:family="paragraph" style:parent-style-name="Table_20_Contents">
      <style:paragraph-properties fo:text-align="center" style:justify-single-word="false"/>
      <style:text-properties fo:color="#000000" officeooo:rsid="001c5eeb" officeooo:paragraph-rsid="001c5eeb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2pt" fo:font-style="italic" fo:font-weight="normal" officeooo:paragraph-rsid="001e6af0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officeooo:paragraph-rsid="001e6af0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normal" officeooo:paragraph-rsid="001e6af0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Liberation Serif" fo:font-size="12pt" fo:font-style="normal" fo:font-weight="normal" officeooo:rsid="001410bf" officeooo:paragraph-rsid="001410bf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Liberation Serif" fo:font-size="12pt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19" style:family="paragraph" style:parent-style-name="Standard">
      <style:text-properties fo:color="#000000" style:font-name="Liberation Serif" fo:font-size="12pt" fo:font-style="normal" fo:font-weight="bold" officeooo:rsid="001a4970" officeooo:paragraph-rsid="001a4970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20" style:family="paragraph" style:parent-style-name="Standard">
      <style:text-properties fo:color="#000000" style:font-name="Liberation Serif" fo:font-size="12pt" fo:font-style="normal" fo:font-weight="bold" officeooo:rsid="001410bf" officeooo:paragraph-rsid="001410bf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21" style:family="paragraph" style:parent-style-name="Standard">
      <style:text-properties fo:color="#000000" fo:font-style="italic" style:font-style-asian="italic" style:font-style-complex="italic"/>
    </style:style>
    <style:style style:name="P22" style:family="paragraph" style:parent-style-name="Standard">
      <style:text-properties fo:color="#000000" fo:font-weight="bold" style:font-weight-asian="bold" style:font-weight-complex="bold"/>
    </style:style>
    <style:style style:name="P23" style:family="paragraph" style:parent-style-name="Standard">
      <style:text-properties officeooo:paragraph-rsid="001a4970"/>
    </style:style>
    <style:style style:name="P24" style:family="paragraph" style:parent-style-name="Standard">
      <style:text-properties fo:font-style="italic" style:font-style-asian="italic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officeooo:rsid="001e6af0" officeooo:paragraph-rsid="001e6af0"/>
    </style:style>
    <style:style style:name="P27" style:family="paragraph" style:parent-style-name="Standard" style:list-style-name="L1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30" style:family="paragraph" style:parent-style-name="Standard" style:list-style-name="L3">
      <style:text-properties fo:color="#000000" style:font-name="Liberation Serif" fo:font-size="12pt" fo:font-style="normal" fo:font-weight="normal" officeooo:rsid="0017ef77" officeooo:paragraph-rsid="0017ef77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31" style:family="paragraph" style:parent-style-name="Standard" style:list-style-name="L4">
      <style:text-properties fo:color="#000000" style:font-name="Liberation Serif" fo:font-size="12pt" fo:font-style="normal" fo:font-weight="normal" officeooo:rsid="001410bf" officeooo:paragraph-rsid="001410bf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hortest paths</text:p>
      <text:p text:style-name="Standard"/>
      <text:p text:style-name="P22">What kind of problems does the shortest path algorithm try to answer?</text:p>
      <text:p text:style-name="P21">“Find the lowest-weight directed path from one vertex to another”.</text:p>
      <text:p text:style-name="P13"/>
      <text:p text:style-name="P22">Shortest path</text:p>
      <text:p text:style-name="P13">A shortest path from vertex s to vertex t in an edge-weighed digraph is a directed path from s to t with the property that no other such path has a lower weight.</text:p>
      <text:p text:style-name="P13"/>
      <text:p text:style-name="P22">Objective of <text:span text:style-name="T1">“Single-source shortest paths”</text:span> algorithm</text:p>
      <text:p text:style-name="P13">Given an edge-wighted digraph and a source vertex s, support queries of the form, <text:span text:style-name="T1">“Is there a directed path from s to a given target vertex t? If so, find a shortest such path(minimal weight)”</text:span></text:p>
      <text:p text:style-name="P21"/>
      <text:p text:style-name="P11">Why is a shortest-path to a vertex, v, from a source not possible if there exists a path from s to v with a negative cycle?</text:p>
      <text:p text:style-name="P12">One can keep going around the negative cycle infinitely and keep constructing shortest-paths shorter than the previous one.</text:p>
      <text:p text:style-name="P9"/>
      <text:p text:style-name="P15">Types of Digraphs shortest path algorithms addres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Algorithm</text:p>
          </table:table-cell>
          <table:table-cell table:style-name="Table1.A1" office:value-type="string">
            <text:p text:style-name="P5">Digraph with negative weighted edge</text:p>
          </table:table-cell>
          <table:table-cell table:style-name="Table1.C1" office:value-type="string">
            <text:p text:style-name="P5">Digraph with Cycles</text:p>
          </table:table-cell>
        </table:table-row>
        <table:table-row>
          <table:table-cell table:style-name="Table1.A2" office:value-type="string">
            <text:p text:style-name="P1"><text:a xlink:type="simple" xlink:href="../Dijkstra's%20algorithm.odt"><text:span text:style-name="T2">Dijkstra's algorithm</text:span></text:a></text:p>
          </table:table-cell>
          <table:table-cell table:style-name="Table1.A2" office:value-type="string">
            <text:p text:style-name="P26">Finds the shortest path only if there are no negative cycles in which case it will enter into an infinite loop.</text:p>
          </table:table-cell>
          <table:table-cell table:style-name="Table1.C2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1"><text:a xlink:type="simple" xlink:href="../Shortest-path%20algorithm%20for%20ACyclic%20DAG's.odt"><text:span text:style-name="T2">Topological sort based shortest-path algorithm for acyclic DAG's</text:span></text:a></text:p>
          </table:table-cell>
          <table:table-cell table:style-name="Table1.A2" office:value-type="string">
            <text:p text:style-name="P10">Yes</text:p>
          </table:table-cell>
          <table:table-cell table:style-name="Table1.C2" office:value-type="string">
            <text:p text:style-name="P10">No</text:p>
          </table:table-cell>
        </table:table-row>
        <table:table-row>
          <table:table-cell table:style-name="Table1.A2" office:value-type="string">
            <text:p text:style-name="P1"><text:a xlink:type="simple" xlink:href="../Bellman-Ford%20algorithm.odt"><text:span text:style-name="T2">Bellman-Ford algorithm</text:span></text:a></text:p>
          </table:table-cell>
          <table:table-cell table:style-name="Table1.A2" office:value-type="string">
            <text:p text:style-name="P26">Finds the shortest path only if there are no negative cycles. If there are negative cycles, it will detect them and report the absence of a shortest-path spanning tree.</text:p>
          </table:table-cell>
          <table:table-cell table:style-name="Table1.C2" office:value-type="string">
            <text:p text:style-name="P10">Yes</text:p>
          </table:table-cell>
        </table:table-row>
      </table:table>
      <text:p text:style-name="P24"/>
      <text:p text:style-name="P15">Properties of shortest paths</text:p>
      <text:list xml:id="list421766380" text:style-name="L1">
        <text:list-item>
          <text:p text:style-name="P27">Paths are directed</text:p>
        </text:list-item>
        <text:list-item>
          <text:p text:style-name="P27">The weights are not necessarily distances</text:p>
        </text:list-item>
        <text:list-item>
          <text:p text:style-name="P27">Not all vertices need to be reachable</text:p>
        </text:list-item>
        <text:list-item>
          <text:p text:style-name="P27">Negative weights introduce complications</text:p>
        </text:list-item>
        <text:list-item>
          <text:p text:style-name="P27">Shortest paths are usually simple</text:p>
        </text:list-item>
        <text:list-item>
          <text:p text:style-name="P27">Shortest paths are not necessarily unique</text:p>
        </text:list-item>
        <text:list-item>
          <text:p text:style-name="P27">Parallel edges and self-loops may be present</text:p>
        </text:list-item>
      </text:list>
      <text:p text:style-name="P14"/>
      <text:p text:style-name="P15">Shortest-paths trees(SPT)</text:p>
      <text:list xml:id="list775388041" text:style-name="L2">
        <text:list-item>
          <text:p text:style-name="P28">Given an edge weighted digraph and a designated vertex s, a shortest-paths tree for a source s is a subgraph containing s and all the vertices reachable from s that form a directed tree rooted at s such that every tree path is a shortest-path in the digraph.</text:p>
        </text:list-item>
        <text:list-item>
          <text:p text:style-name="P28">There may be two paths of the same length connected s to a vertices; if that is the case, we can delete the final edge on on of them and thus have only a single path from s to each <text:soft-page-break/>vertex</text:p>
        </text:list-item>
        <text:list-item>
          <text:p text:style-name="P28">By building a shortest-paths tree, we can provide clients with the shortest path from s to any vertex in the graph, using a parent-link representation.</text:p>
        </text:list-item>
      </text:list>
      <text:p text:style-name="P14"/>
      <text:p text:style-name="P18">Edge Relaxation</text:p>
      <text:list xml:id="list1985250294" text:style-name="L3">
        <text:list-item>
          <text:p text:style-name="P29">The basic operation in all shortest-path-algorithms.</text:p>
        </text:list-item>
        <text:list-item>
          <text:p text:style-name="P30">Is the process of testing whether the shortest path from the source vertex, s, <text:s/>to the 'to' vertex, w, of an edge v → w passes through its 'from' vertex, v.</text:p>
        </text:list-item>
      </text:list>
      <text:p text:style-name="P16"/>
      <text:p text:style-name="P20">Vertex relaxation</text:p>
      <text:list xml:id="list300925705" text:style-name="L4">
        <text:list-item>
          <text:p text:style-name="P31">A vertex v is said to be relaxed if all its outgoing edges are relaxed</text:p>
        </text:list-item>
      </text:list>
      <text:p text:style-name="P17"/>
      <text:p text:style-name="P19">Analysis of different shortest-path algorithm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Algorithm</text:p>
          </table:table-cell>
          <table:table-cell table:style-name="Table2.A1" office:value-type="string">
            <text:p text:style-name="P4">Time</text:p>
          </table:table-cell>
          <table:table-cell table:style-name="Table2.C1" office:value-type="string">
            <text:p text:style-name="P4">Space</text:p>
          </table:table-cell>
        </table:table-row>
        <table:table-row>
          <table:table-cell table:style-name="Table2.A2" office:value-type="string">
            <text:p text:style-name="P3"><text:a xlink:type="simple" xlink:href="../Dijkstra's%20algorithm.odt#Complexity">Dijkstra's algorithm</text:a></text:p>
          </table:table-cell>
          <table:table-cell table:style-name="Table2.A2" office:value-type="string">
            <text:p text:style-name="P7">O(V lg V)</text:p>
          </table:table-cell>
          <table:table-cell table:style-name="Table2.C2" office:value-type="string">
            <text:p text:style-name="P7">O(V)</text:p>
          </table:table-cell>
        </table:table-row>
        <table:table-row>
          <table:table-cell table:style-name="Table2.A2" office:value-type="string">
            <text:p text:style-name="P2"><text:a xlink:type="simple" xlink:href="../Shortest-path%20algorithm%20for%20ACyclic%20DAG's.odt#Complexity"><text:span text:style-name="T2">Topological sort based shortest-path algorithm for acyclic DAG's</text:span></text:a></text:p>
          </table:table-cell>
          <table:table-cell table:style-name="Table2.A2" office:value-type="string">
            <text:p text:style-name="P7">O(E + V)</text:p>
          </table:table-cell>
          <table:table-cell table:style-name="Table2.C2" office:value-type="string">
            <text:p text:style-name="P7">O(V)</text:p>
          </table:table-cell>
        </table:table-row>
        <table:table-row>
          <table:table-cell table:style-name="Table2.A2" office:value-type="string">
            <text:p text:style-name="P2"><text:a xlink:type="simple" xlink:href="../Bellman-Ford%20algorithm.odt#Complexity"><text:span text:style-name="T2">Bellman-Ford algorithm</text:span></text:a></text:p>
          </table:table-cell>
          <table:table-cell table:style-name="Table2.A2" office:value-type="string">
            <text:p text:style-name="P8">O(VE)</text:p>
          </table:table-cell>
          <table:table-cell table:style-name="Table2.C2" office:value-type="string">
            <text:p text:style-name="P8">O(V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2-19T07:31:59</meta:creation-date>
    <dc:date>2013-01-31T17:49:46</dc:date>
    <dc:creator>Kempa </dc:creator>
    <meta:editing-duration>PT12H28M40S</meta:editing-duration>
    <meta:editing-cycles>34</meta:editing-cycles>
    <meta:generator>LibreOffice/3.6$Linux_x86 LibreOffice_project/360m1$Build-2</meta:generator>
    <meta:document-statistic meta:table-count="2" meta:image-count="0" meta:object-count="0" meta:page-count="2" meta:paragraph-count="52" meta:word-count="483" meta:character-count="2753" meta:non-whitespace-character-count="2334"/>
  </office:meta>
</office:document-meta>
</file>